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200000002000309F1C.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ffff66" draw:textarea-horizontal-align="justify" draw:textarea-vertical-align="top" draw:auto-grow-height="false" fo:min-height="0cm" fo:min-width="0cm" fo:wrap-option="no-wrap"/>
    </style:style>
    <style:style style:name="gr2" style:family="graphic" style:parent-style-name="standard">
      <style:graphic-properties draw:fill-color="#008080" draw:textarea-horizontal-align="justify" draw:textarea-vertical-align="top" draw:auto-grow-height="false" fo:min-height="0cm" fo:min-width="0cm" fo:wrap-option="no-wrap"/>
    </style:style>
    <style:style style:name="gr3" style:family="graphic" style:parent-style-name="standard">
      <style:graphic-properties draw:textarea-horizontal-align="left" draw:textarea-vertical-align="top" draw:auto-grow-height="false" fo:min-height="0cm" fo:min-width="0cm"/>
    </style:style>
    <style:style style:name="gr4" style:family="graphic" style:parent-style-name="standard">
      <style:graphic-properties draw:textarea-horizontal-align="center" draw:textarea-vertical-align="top" draw:auto-grow-height="false" fo:min-height="0cm" fo:min-width="0cm"/>
    </style:style>
    <style:style style:name="gr5" style:family="graphic" style:parent-style-name="standard">
      <style:graphic-properties draw:fill-color="#33cc66" draw:textarea-horizontal-align="justify" draw:textarea-vertical-align="middle" draw:auto-grow-height="false" fo:min-height="0cm" fo:min-width="0cm"/>
    </style:style>
    <style:style style:name="gr6" style:family="graphic" style:parent-style-name="standard">
      <style:graphic-properties draw:fill-color="#33cc66" draw:textarea-horizontal-align="center" draw:textarea-vertical-align="middle"/>
    </style:style>
    <style:style style:name="gr7" style:family="graphic" style:parent-style-name="objectwithoutfill">
      <style:graphic-properties svg:stroke-width="0.152cm" draw:marker-start-width="0.761cm" draw:marker-end-width="0.761cm" draw:fill="none" draw:textarea-horizontal-align="center" draw:textarea-vertical-align="middle" fo:padding-top="0.201cm" fo:padding-bottom="0.201cm" fo:padding-left="0.326cm" fo:padding-right="0.326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text-properties fo:font-weight="bold" style:font-weight-asian="bold" style:font-weight-complex="bold"/>
    </style:style>
    <style:style style:name="P4" style:family="paragraph">
      <style:paragraph-properties fo:text-align="center"/>
      <style:text-properties fo:font-size="12pt" fo:font-weight="bold" style:font-size-asian="12pt" style:font-weight-asian="bold" style:font-size-complex="12pt" style:font-weight-complex="bold"/>
    </style:style>
    <style:style style:name="P5" style:family="paragraph">
      <style:paragraph-properties fo:text-align="center"/>
      <style:text-properties fo:font-size="11pt" style:font-size-asian="11pt" style:font-size-complex="11pt"/>
    </style:style>
    <style:style style:name="P6" style:family="paragraph">
      <style:paragraph-properties fo:text-align="center"/>
      <style:text-properties fo:font-family="Arial" style:font-family-generic="roman" style:font-pitch="variable" fo:font-size="11pt" fo:language="zxx" fo:country="none" style:letter-kerning="true" style:font-size-asian="11pt" style:language-asian="zxx" style:country-asian="none" style:font-size-complex="11pt" style:language-complex="zxx" style:country-complex="none"/>
    </style:style>
    <style:style style:name="T1" style:family="text">
      <style:text-properties fo:font-size="14pt" style:font-size-asian="14pt" style:font-size-complex="14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1pt" style:font-size-asian="11pt" style:font-size-complex="11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4.953cm" svg:height="4.375cm" svg:x="11.16cm" svg:y="7.223cm">
          <text:p text:style-name="P1">Io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2" draw:layer="layout" svg:width="8.001cm" svg:height="9.017cm" svg:x="4.556cm" svg:y="1cm">
          <text:p text:style-name="P2"><text:span text:style-name="T1">Collaborating Networ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4" draw:layer="layout" svg:width="4.191cm" svg:height="4.318cm" svg:x="1.381cm" svg:y="1.508cm">
          <text:p text:style-name="P3"><text:span text:style-name="T2">Session Ali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4.191cm" svg:height="4.318cm" svg:x="1.381cm" svg:y="6.842cm">
          <text:p text:style-name="P4"><text:span text:style-name="T2">Session Bo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4.191cm" svg:height="4.318cm" svg:x="11.414cm" svg:y="1.508cm">
          <text:p text:style-name="P4"><text:span text:style-name="T2">Session Charli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4.191cm" svg:height="3.683cm" svg:x="7.985cm" svg:y="7.731cm">
          <text:p text:style-name="P4"><text:span text:style-name="T2">IT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5" draw:layer="layout" svg:width="3.937cm" svg:height="0.762cm" svg:x="11.541cm" svg:y="2.778cm">
          <text:p text:style-name="P5"><text:span text:style-name="T3">Model 1 (Srv)</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5" draw:layer="layout" svg:width="3.937cm" svg:height="0.762cm" svg:x="8.112cm" svg:y="9.509cm">
          <text:p text:style-name="P5"><text:span text:style-name="T3">State 2 (Srv)</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rect draw:style-name="gr6" draw:text-style-name="P5" draw:layer="layout" svg:width="3.937cm" svg:height="0.762cm" svg:x="11.541cm" svg:y="3.667cm">
          <text:p text:style-name="P5">Model 2 (detached)</text:p>
        </draw:rect>
        <draw:rect draw:style-name="gr6" draw:text-style-name="P5" draw:layer="layout" svg:width="3.937cm" svg:height="0.762cm" svg:x="1.508cm" svg:y="2.778cm">
          <text:p text:style-name="P5">Model 1 (inactive)</text:p>
        </draw:rect>
        <draw:rect draw:style-name="gr6" draw:text-style-name="P5" draw:layer="layout" svg:width="3.937cm" svg:height="0.762cm" svg:x="1.508cm" svg:y="3.667cm">
          <text:p text:style-name="P5">Model 2 (active)</text:p>
        </draw:rect>
        <draw:custom-shape draw:style-name="gr4" draw:text-style-name="P4" draw:layer="layout" svg:width="4.191cm" svg:height="3.683cm" svg:x="6.334cm" svg:y="3.54cm">
          <text:p text:style-name="P4"><text:span text:style-name="T2">Collaboration 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1" draw:layer="layout" svg:x1="5.572cm" svg:y1="9.001cm" svg:x2="6.715cm" svg:y2="7.096cm">
          <text:p/>
        </draw:line>
        <draw:line draw:style-name="gr7" draw:text-style-name="P1" draw:layer="layout" svg:x1="5.572cm" svg:y1="3.794cm" svg:x2="6.334cm" svg:y2="4.175cm">
          <text:p/>
        </draw:line>
        <draw:line draw:style-name="gr7" draw:text-style-name="P1" draw:layer="layout" svg:x1="10.525cm" svg:y1="4.429cm" svg:x2="11.414cm" svg:y2="4.302cm">
          <text:p/>
        </draw:line>
        <draw:line draw:style-name="gr7" draw:text-style-name="P1" draw:layer="layout" svg:x1="9.636cm" svg:y1="7.223cm" svg:x2="9.89cm" svg:y2="7.731cm">
          <text:p/>
        </draw:line>
        <draw:rect draw:style-name="gr6" draw:text-style-name="P5" draw:layer="layout" svg:width="3.937cm" svg:height="0.762cm" svg:x="8.112cm" svg:y="8.62cm">
          <text:p text:style-name="P5">State 1</text:p>
        </draw:rect>
        <draw:custom-shape draw:style-name="gr5" draw:text-style-name="P5" draw:layer="layout" svg:width="3.937cm" svg:height="0.762cm" svg:x="6.461cm" svg:y="6.207cm">
          <text:p text:style-name="P5"><text:span text:style-name="T3">State 3 (Srv)</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rect draw:style-name="gr6" draw:text-style-name="P5" draw:layer="layout" svg:width="3.937cm" svg:height="0.762cm" svg:x="6.461cm" svg:y="5.318cm">
          <text:p text:style-name="P5">State 2 (cache)</text:p>
        </draw:rect>
        <draw:rect draw:style-name="gr6" draw:text-style-name="P5" draw:layer="layout" svg:width="3.937cm" svg:height="0.762cm" svg:x="1.508cm" svg:y="7.858cm">
          <text:p text:style-name="P5">Model 1 (active)</text:p>
        </draw:rect>
        <draw:custom-shape draw:style-name="gr5" draw:text-style-name="P5" draw:layer="layout" svg:width="2.413cm" svg:height="1.143cm" svg:x="13.7cm" svg:y="8.493cm">
          <text:p text:style-name="P6">RLE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5" draw:layer="layout" svg:width="2.413cm" svg:height="1.143cm" svg:x="13.192cm" svg:y="10.144cm">
          <text:p text:style-name="P6">RLE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12.176cm" svg:y1="9.509cm" svg:x2="13.7cm" svg:y2="9.128cm">
          <text:p/>
        </draw:line>
        <draw:line draw:style-name="gr7" draw:text-style-name="P1" draw:layer="layout" svg:x1="12.176cm" svg:y1="9.509cm" svg:x2="13.319cm" svg:y2="10.525cm">
          <text:p/>
        </draw:line>
        <draw:rect draw:style-name="gr6" draw:text-style-name="P5" draw:layer="layout" svg:width="3.937cm" svg:height="0.762cm" svg:x="1.508cm" svg:y="4.556cm">
          <text:p text:style-name="P5">Model 3 (detached)</text:p>
        </draw:rect>
        <draw:rect draw:style-name="gr6" draw:text-style-name="P5" draw:layer="layout" svg:width="3.937cm" svg:height="0.762cm" svg:x="11.541cm" svg:y="4.556cm">
          <text:p text:style-name="P5">Model 3 (detached)</text:p>
        </draw:rect>
        <draw:rect draw:style-name="gr6" draw:text-style-name="P5" draw:layer="layout" svg:width="3.937cm" svg:height="0.762cm" svg:x="8.112cm" svg:y="10.398cm">
          <text:p text:style-name="P5">State 3</text:p>
        </draw:rect>
        <draw:rect draw:style-name="gr6" draw:text-style-name="P5" draw:layer="layout" svg:width="3.937cm" svg:height="0.762cm" svg:x="1.508cm" svg:y="9.636cm">
          <text:p text:style-name="P5">Model 3 (active)</text:p>
        </draw:rect>
        <draw:rect draw:style-name="gr6" draw:text-style-name="P5" draw:layer="layout" svg:width="3.937cm" svg:height="0.762cm" svg:x="1.508cm" svg:y="8.747cm">
          <text:p text:style-name="P5">Model 2 (active)</text:p>
        </draw:rect>
        <draw:rect draw:style-name="gr6" draw:text-style-name="P5" draw:layer="layout" svg:width="3.937cm" svg:height="0.762cm" svg:x="6.461cm" svg:y="4.429cm">
          <text:p text:style-name="P5">State 1 (cache)</text:p>
        </draw:rect>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language="zxx" fo:country="none" fo:font-style="normal" fo:text-shadow="none" style:text-underline-style="none" fo:font-weight="normal" style:letter-kerning="true" style:font-family-asian="'Andale Sans UI'"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17.043cm" fo:page-height="12.72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18.87</meta:creation-date>
    <meta:editing-duration>PT1H15M13S</meta:editing-duration>
    <meta:editing-cycles>8</meta:editing-cycles>
    <meta:generator>OpenOffice/4.1.5$Win32 OpenOffice.org_project/415m1$Build-9789</meta:generator>
    <dc:date>2020-12-21T21:59:12.71</dc:date>
    <dc:creator>x </dc:creator>
    <meta:document-statistic meta:object-count="30"/>
  </office:meta>
</office:document-meta>
</file>